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scripts/>
  <office:font-face-decls>
    <style:font-face style:name="Tahoma1" svg:font-family="Tahoma"/>
    <style:font-face style:name="Terminal" svg:font-family="Terminal" style:font-family-generic="modern" style:font-pitch="fixed"/>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Century1" svg:font-family="Century" style:font-adornments="Regular"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automatic-styles>
    <style:style style:name="P2" style:family="paragraph" style:parent-style-name="Default_20_Text">
      <style:text-properties style:font-name="Times New Roman" fo:font-size="16pt" fo:font-style="italic" fo:font-weight="bold" fo:background-color="transparent" style:font-style-asian="italic" style:font-style-complex="italic"/>
    </style:style>
    <style:style style:name="P3" style:family="paragraph" style:parent-style-name="Default_20_Text">
      <style:text-properties style:font-name="Times New Roman" fo:font-size="16pt" fo:font-style="italic" fo:font-weight="bold" fo:background-color="transparent" style:font-style-asian="italic" style:font-weight-asian="bold" style:font-style-complex="italic" style:font-weight-complex="bold"/>
    </style:style>
    <style:style style:name="P7" style:family="paragraph" style:parent-style-name="Default_20_Text">
      <style:text-properties style:text-underline-style="solid" style:text-underline-type="single" style:text-underline-width="auto" style:text-underline-color="font-color" fo:background-color="transparent"/>
    </style:style>
    <style:style style:name="P10" style:family="paragraph" style:parent-style-name="Default_20_Text">
      <style:text-properties style:font-name="Century" fo:font-style="italic" fo:background-color="transparent"/>
    </style:style>
    <style:style style:name="P19" style:family="paragraph" style:parent-style-name="Default_20_Text">
      <style:text-properties fo:font-weight="normal" style:font-weight-asian="normal" style:font-weight-complex="normal"/>
    </style:style>
    <style:style style:name="P23" style:family="paragraph" style:parent-style-name="Default_20_Text">
      <style:text-properties style:font-name="Century1" fo:font-size="22pt" style:font-name-asian="Century1" style:font-size-asian="22pt" style:font-name-complex="Century1" style:font-size-complex="22pt"/>
    </style:style>
    <style:style style:name="P24" style:family="paragraph" style:parent-style-name="Default_20_Text">
      <style:text-properties fo:font-size="18pt" style:font-size-asian="18pt" style:font-size-complex="18pt"/>
    </style:style>
    <style:style style:name="P28" style:family="paragraph" style:parent-style-name="Default_20_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entury" fo:font-style="italic" fo:background-color="transparent"/>
    </style:style>
    <style:style style:name="T8" style:family="text">
      <style:text-properties style:font-name="Times New Roman1" fo:font-size="8pt"/>
    </style:style>
    <style:style style:name="T9" style:family="text">
      <style:text-properties fo:font-style="italic" style:font-style-asian="italic" style:font-style-complex="italic"/>
    </style:style>
    <style:style style:name="T11" style:family="text">
      <style:text-properties style:font-name="Times New Roman1" fo:font-size="13pt" fo:font-style="normal"/>
    </style:style>
    <style:style style:name="T12" style:family="text">
      <style:text-properties style:font-name="Calibri" fo:font-size="18pt" fo:font-style="normal"/>
    </style:style>
    <style:style style:name="T13" style:family="text">
      <style:text-properties fo:font-size="20pt"/>
    </style:style>
    <style:style style:name="T14" style:family="text">
      <style:text-properties fo:font-size="20pt" fo:font-style="italic" fo:font-weight="bold" style:font-style-asian="italic" style:font-weight-asian="bold" style:font-style-complex="italic"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font-name="Bell MT" fo:font-style="italic" fo:font-weight="normal"/>
    </style:style>
    <style:style style:name="T17" style:family="text">
      <style:text-properties style:font-name="Bell MT" fo:font-size="15pt" fo:font-style="italic" fo:font-weight="normal"/>
    </style:style>
    <style:style style:name="T18" style:family="text">
      <style:text-properties style:font-name="Bell MT" fo:font-size="15pt" fo:font-style="italic" fo:font-weight="normal" style:font-style-asian="italic" style:font-style-complex="italic"/>
    </style:style>
    <style:style style:name="T20" style:family="text">
      <style:text-properties fo:font-size="14pt" style:font-size-asian="14pt" style:font-size-complex="14pt"/>
    </style:style>
    <style:style style:name="T21" style:family="text">
      <style:text-properties style:font-name="Times New Roman1" fo:font-size="16pt" style:font-name-asian="Times New Roman1" style:font-size-asian="16pt" style:font-name-complex="Times New Roman1" style:font-size-complex="16pt"/>
    </style:style>
    <style:style style:name="T22" style:family="text">
      <style:text-properties style:font-name="Terminal" fo:font-size="18pt" style:font-name-asian="Terminal" style:font-size-asian="18pt" style:font-name-complex="Terminal" style:font-size-complex="18pt"/>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fo:font-weight="bold" style:font-style-asian="normal" style:font-weight-asian="bold" style:font-style-complex="normal" style:font-weight-complex="bold"/>
    </style:style>
    <style:style style:name="T30" style:family="text">
      <style:text-properties fo:font-size="18pt" fo:font-style="italic" fo:font-weight="bold" style:font-size-asian="18pt" style:font-style-asian="italic" style:font-weight-asian="bold" style:font-size-complex="18pt" style:font-style-complex="italic" style:font-weight-complex="bold"/>
    </style:style>
    <style:style style:name="Sect29" style:family="section">
      <style:section-properties style:editable="false">
        <style:columns fo:column-count="0"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eatured Text</text:p>
      <text:p text:style-name="P3"/>
      <text:p text:style-name="Default_20_Text"><text:span text:style-name="T4">Task1.</text:span>change “bold” to bold font.</text:p>
      <text:p text:style-name="Header">FooterHeader</text:p>
      <text:p text:style-name="Header">FooterHeader</text:p>
      <text:p text:style-name="Header">FooterHeader</text:p>
      <text:p text:style-name="Header"/>
      <text:p text:style-name="Default_20_Text"><text:span text:style-name="T4">Task2.</text:span> <text:span text:style-name="T5">d</text:span>elete <text:span text:style-name="T6">next</text:span> paragraph</text:p>
      <text:p text:style-name="P7"><text:span text:style-name="T8">Hello [delete]</text:span>, I <text:span text:style-name="T9">will</text:span> be <text:span text:style-name="T4">delete</text:span> </text:p>
      <text:p text:style-name="P10">haha <text:s text:c="2"/>delete</text:p>
      <text:p text:style-name="P10"><text:span text:style-name="T11">different span in one single word</text:span> <text:span text:style-name="T4">de</text:span> <text:span text:style-name="T12">le</text:span>te haha</text:p>
      <text:p text:style-name="P7">He<text:span text:style-name="T13">llo</text:span> <text:span text:style-name="T14">de</text:span><text:span text:style-name="T15">le</text:span><text:span text:style-name="T4">te th</text:span>is w<text:span text:style-name="T16">ord </text:span><text:span text:style-name="T17">d</text:span><text:span text:style-name="T18">e</text:span><text:span text:style-name="T15">le</text:span><text:span text:style-name="T4">te haha</text:span> <text:span text:style-name="T9">de</text:span><text:span text:style-name="T15">l</text:span><text:span text:style-name="T4">et</text:span>e <text:s/>oyeah</text:p>
      <text:p text:style-name="Default_20_Text"><text:span text:style-name="T4">Task3.</text:span>turn “red” to red.</text:p>
      <text:p text:style-name="Header">FooterHeader</text:p>
      <text:p text:style-name="Header">FooterHeader</text:p>
      <text:p text:style-name="Header">FooterHeader</text:p>
      <text:p text:style-name="Default_20_Text"><text:span text:style-name="T4">Task4</text:span>.Delete the repeated item in the following set</text:p>
      <text:p text:style-name="Default_20_Text">{1,2,1,3,4,2,4,5,2,6,8,7,3,9,0}</text:p>
      <text:p text:style-name="Default_20_Text"/>
      <text:p text:style-name="P19"><text:span text:style-name="T4">Task5.</text:span>Change the ODFDOM to Odf Toolkit, and bold them <text:span text:style-name="T4">FooterHeader</text:span>.</text:p>
      <text:p text:style-name="Default_20_Text"/>
      <text:p text:style-name="Default_20_Text">The ODFDOM provides a home for libraries that ease the development of applications that support ODF , the unique vendor neutral open standard for office documents. The ODFDOM further provides a home for tools that process ODF or check ODF conformance.</text:p>
      <text:p text:style-name="Default_20_Text"/>
      <text:p text:style-name="Default_20_Text">The range of projects that are available in the ODFDOM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ODFDOM, to join the existing projects, and to collaborate with ODF developers everywhere.</text:p>
      <text:p text:style-name="Default_20_Text"/>
      <text:p text:style-name="Default_20_Text">The ODFDOM provides Mercurial for hosting your code, forums, mailing lists, wikis, an issue tracking system, and personalized home pages. More will come.</text:p>
      <text:p text:style-name="Default_20_Text"/>
      <text:p text:style-name="Default_20_Text"><text:span text:style-name="T20">Arial14 Arial14</text:span> <text:span text:style-name="T21">Roman16 Romanl16</text:span> <text:span text:style-name="T22">Terminal18</text:span> </text:p>
      <text:p text:style-name="P23">Century22</text:p>
      <text:p text:style-name="P24"><text:span text:style-name="T25">Effect <text:s/></text:span><text:span text:style-name="T26">Effect</text:span> <text:span text:style-name="T25"><text:s/></text:span><text:span text:style-name="T27">Effect</text:span> <text:span text:style-name="T15">Effect</text:span> </text:p>
      <text:p text:style-name="P28"/>
      <text:section text:style-name="Sect29" text:name="Section1">
        <text:p text:style-name="Default_20_Text"><text:span text:style-name="T30">Section1 This is a section.</text:span> </text:p>
      </text:section>
      <text:p text:style-name="P2"><text:a xlink:type="simple" xlink:href="http://www.google.com/"/></text:p>
      <text:p text:style-name="P2"><text:a xlink:type="simple" xlink:href="http://www.googl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font-face-decls>
    <style:font-face style:name="Tahoma1" svg:font-family="Tahoma"/>
    <style:font-face style:name="Terminal" svg:font-family="Terminal" style:font-family-generic="modern" style:font-pitch="fixed"/>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Century1" svg:font-family="Century" style:font-adornments="Regular"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Arial"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0" fo:hyphenation-push-char-count="0"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1" style:font-size-asian="12pt" style:language-asian="none" style:country-asian="none" style:font-name-complex="Tahoma" style:font-size-complex="12pt" style:language-complex="none" style:country-complex="none" fo:hyphenate="false" fo:hyphenation-remain-char-count="0" fo:hyphenation-push-char-count="0"/>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Internet_20_link" style:display-name="Internet link" style:family="text">
      <style:text-properties fo:color="#000080" style:text-underline-style="solid" style:text-underline-type="single" style:text-underline-width="auto" style:text-underline-color="font-color"/>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FooterHeader <text:s text:c="2"/>delete</text:p>
      </style:header>
      <style:footer>
        <text:p text:style-name="Header">FooterHeader <text:s text:c="2"/>delete</text:p>
      </style:footer>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1">
  <office:meta>
    <meta:generator>Lotus Symphony/1.3.0_20090605.2002/Win32</meta:generator>
    <meta:initial-creator>whw</meta:initial-creator>
    <meta:creation-date>2009-08-31T15:59:02</meta:creation-date>
    <dc:creator>hanbiao</dc:creator>
    <dc:date>2011-10-08T16:47:11</dc:date>
    <dc:language>en-US</dc:language>
    <meta:editing-cycles>31</meta:editing-cycles>
    <meta:editing-duration>PT0.016S</meta:editing-duration>
    <meta:user-defined meta:name="Info 1"/>
    <meta:user-defined meta:name="Info 2"/>
    <meta:user-defined meta:name="Info 3"/>
    <meta:user-defined meta:name="Info 4"/>
    <meta:document-statistic meta:character-count="1470" meta:image-count="0" meta:object-count="0" meta:page-count="2" meta:paragraph-count="36" meta:table-count="0" meta:word-count="229"/>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